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/>
      <style:text-properties fo:font-weight="bold" style:font-weight-asian="bold"/>
    </style:style>
    <style:style style:name="P5" style:family="paragraph" style:parent-style-name="Standard">
      <style:text-properties fo:font-size="11pt" style:text-underline-style="none" fo:font-weight="bold" style:font-size-asian="11pt" style:font-weight-asian="bold" style:font-size-complex="11pt"/>
    </style:style>
    <style:style style:name="P6" style:family="paragraph" style:parent-style-name="Standard">
      <style:paragraph-properties fo:line-height="100%"/>
      <style:text-properties fo:font-size="11pt" style:text-underline-style="none" fo:font-weight="bold" style:font-size-asian="11pt" style:font-weight-asian="bold" style:font-size-complex="11pt"/>
    </style:style>
    <style:style style:name="P7" style:family="paragraph" style:parent-style-name="Standard">
      <style:paragraph-properties fo:line-height="100%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list-style-name="L1">
      <style:paragraph-properties fo:line-height="100%"/>
    </style:style>
    <style:style style:name="P10" style:family="paragraph" style:parent-style-name="Standard" style:list-style-name="L2">
      <style:paragraph-properties fo:line-height="100%"/>
      <style:text-properties fo:font-size="11pt" style:font-size-asian="11pt" style:font-size-complex="11pt"/>
    </style:style>
    <style:style style:name="P11" style:family="paragraph" style:parent-style-name="Standard" style:list-style-name="L3">
      <style:paragraph-properties fo:line-height="100%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4">
      <style:paragraph-properties fo:line-height="100%"/>
      <style:text-properties fo:font-weight="normal" style:font-weight-asian="normal" style:font-weight-complex="normal"/>
    </style:style>
    <style:style style:name="P13" style:family="paragraph" style:parent-style-name="Standard" style:list-style-name="L5">
      <style:paragraph-properties fo:line-height="100%"/>
      <style:text-properties fo:font-weight="normal" style:font-weight-asian="normal" style:font-weight-complex="normal"/>
    </style:style>
    <style:style style:name="P14" style:family="paragraph" style:parent-style-name="Standard" style:list-style-name="L4">
      <style:paragraph-properties fo:line-height="100%"/>
      <style:text-properties fo:color="#2300dc" fo:font-weight="normal" style:font-weight-asian="normal" style:font-weight-complex="normal"/>
    </style:style>
    <style:style style:name="P15" style:family="paragraph" style:parent-style-name="List_20_Paragraph" style:list-style-name="WWNum1">
      <style:paragraph-properties fo:line-height="10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fo:language="zxx" fo:country="none" style:font-size-asian="10pt" style:font-size-complex="10pt"/>
    </style:style>
    <style:style style:name="T6" style:family="text">
      <style:text-properties fo:color="#ff0000"/>
    </style:style>
    <style:style style:name="T7" style:family="text">
      <style:text-properties fo:color="#2300dc"/>
    </style:style>
    <style:style style:name="T8" style:family="text">
      <style:text-properties fo:color="#579d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MÓVEIS FUNCIONAIS <text:s/>– Publicação no Portal da Transparência</text:p>
      <text:p text:style-name="P5"/>
      <text:p text:style-name="P5">1. Arquivo de Relação de Permissionários</text:p>
      <text:p text:style-name="Standard"><text:span text:style-name="T2">Nome_Campo</text:span><text:span text:style-name="T4"><text:tab/><text:tab/><text:tab/><text:tab/><text:tab/></text:span><text:span text:style-name="T2">Tipo/Tamanho</text:span><text:span text:style-name="T4"> <text:s text:c="9"/><text:tab/></text:span><text:span text:style-name="T2">Conteúdo</text:span><text:span text:style-name="T4"><text:tab/><text:tab/><text:tab/><text:tab/><text:tab/><text:tab/><text:tab/><text:tab/><text:tab/></text:span></text:p>
      <text:p text:style-name="P2">[TIPO-REGISTRO]<text:tab/>*<text:tab/><text:tab/><text:tab/><text:tab/>[varchar](1)<text:tab/><text:tab/>Tipo do Registro: 0 para header, 1 para conteúdo e 9 para trailer</text:p>
      <text:p text:style-name="P2">[IT-NO-PERMISSIONARIO]<text:tab/>*<text:tab/><text:tab/><text:tab/>[varchar](60) <text:tab/><text:tab/>Nome do Permissionário<text:tab/><text:tab/></text:p>
      <text:p text:style-name="P2">[IT-NU-CPF] <text:tab/><text:tab/><text:tab/><text:tab/><text:tab/>[varchar](11) <text:tab/><text:tab/>CPF do Permissionário<text:tab/><text:tab/></text:p>
      <text:p text:style-name="P1"><text:span text:style-name="T1">[IT-CARGO-FUNCAO]<text:tab/><text:tab/> <text:tab/><text:tab/></text:span><text:span text:style-name="T5">[varchar] (100)</text:span><text:span text:style-name="T1"><text:tab/><text:tab/>Descrição Cargo_Função<text:tab/><text:tab/><text:tab/></text:span></text:p>
      <text:p text:style-name="P2">[IT-CO-ORGAO-EXERCICIO] <text:tab/><text:tab/><text:tab/>[varchar](5) <text:tab/><text:tab/>Código SIAPE do órgão de exercício do Permissionário<text:tab/><text:tab/><text:tab/><text:tab/><text:tab/><text:tab/><text:tab/></text:p>
      <text:p text:style-name="P2">[IT-DA-OCUPACAO] *<text:tab/> <text:tab/><text:tab/><text:tab/>[varchar](8) <text:tab/><text:tab/>Data de Ocupação do Imóvel</text:p>
      <text:p text:style-name="P2">[IT-PODER-GOVERNAMENTAL] *<text:tab/><text:tab/><text:tab/>[varchar](1)<text:tab/><text:tab/>Poder governamental do [IT-CARGO-FUNCAO]: Executivo (E), Legislativo (L) ou Judiciário (J)</text:p>
      <text:p text:style-name="P2"/>
      <text:p text:style-name="P4">Regras Específicas</text:p>
      <text:list xml:id="list10213394292" text:style-name="L1">
        <text:list-item>
          <text:p text:style-name="P9">Nomenclatura: ImovelFuncional_Permissionarios_MMAAAA.txt</text:p>
        </text:list-item>
        <text:list-item>
          <text:p text:style-name="P9">Quando não disponível , <text:span text:style-name="T1">[IT-NU-CPF] </text:span><text:s/>deve ser preenchido com 00000000000. Neste caso, a aplicação apresentará o texto “Não informado” para o CPF do permissionário em questão. </text:p>
        </text:list-item>
        <text:list-item>
          <text:p text:style-name="P9">A aplicação acatará sempre o conteúdo que vier no campo [IT-CARGO-FUNCAO].</text:p>
        </text:list-item>
        <text:list-item>
          <text:p text:style-name="P9">Quando não disponível, <text:span text:style-name="T1">[IT-CO-ORGAO-EXERCICIO] </text:span>deve ser preenchido com 00000. Neste caso, a aplicação apresentará o texto “Não existente” para o Órgão do permissionário em questão. </text:p>
        </text:list-item>
      </text:list>
      <text:p text:style-name="P1"/>
      <text:p text:style-name="P5">2. Arquivo de Relação de Imóveis</text:p>
      <text:p text:style-name="Standard"><text:span text:style-name="T2">Nome_Campo</text:span><text:span text:style-name="T4"><text:tab/><text:tab/><text:tab/><text:tab/><text:tab/></text:span><text:span text:style-name="T2">Tipo/Tamanho</text:span><text:span text:style-name="T4"> <text:s text:c="9"/><text:tab/></text:span><text:span text:style-name="T2">Conteúdo</text:span><text:span text:style-name="T4"><text:tab/><text:tab/><text:tab/><text:tab/><text:tab/><text:tab/><text:tab/><text:tab/><text:tab/></text:span></text:p>
      <text:p text:style-name="P2">[TIPO-REGISTRO]<text:tab/> *<text:tab/><text:tab/><text:tab/><text:tab/>[varchar](1)<text:tab/><text:tab/>Tipo do Registro: 0 para header, 1 para conteúdo e 9 para trailer</text:p>
      <text:p text:style-name="P2"><text:soft-page-break/>[IT-CO-ORGAO-RESPONSAVEL] *<text:tab/><text:tab/><text:tab/>[varchar](5) <text:tab/><text:tab/>Código SIAPE do órgão responsável pela gestão do imóvel<text:tab/><text:tab/><text:tab/><text:tab/><text:tab/><text:tab/><text:tab/></text:p>
      <text:p text:style-name="P2">[IT-ENDERECO-IMOVEL] * <text:tab/><text:tab/><text:tab/><text:tab/>[varchar](60) <text:tab/><text:tab/>Endereço do Imóvel</text:p>
      <text:p text:style-name="P2">[IT-CEP-IMOVEL]<text:tab/>*<text:tab/><text:tab/><text:tab/><text:tab/>[varchar](8) <text:tab/><text:tab/>CEP do imóvel</text:p>
      <text:p text:style-name="P2">[IT-CO-SITUACAO-IMOVEL] *<text:tab/><text:tab/><text:tab/>[varchar](2) <text:tab/><text:tab/>Código da situação do imóvel</text:p>
      <text:p text:style-name="P6"/>
      <text:p text:style-name="P4">Regras Específicas</text:p>
      <text:list xml:id="list16864318841" text:style-name="L2">
        <text:list-item>
          <text:p text:style-name="P10">Nomenclatura: ImovelFuncional_RelacaoImoveis_MMAAAA.txt </text:p>
        </text:list-item>
      </text:list>
      <text:p text:style-name="P6"/>
      <text:p text:style-name="P6">3. Arquivo Situação Imóvel</text:p>
      <text:p text:style-name="P6"><text:span text:style-name="T3">Nome_Campo</text:span><text:span text:style-name="T1"><text:tab/><text:tab/><text:tab/><text:tab/><text:tab/></text:span><text:span text:style-name="T3">Tipo/Tamanho</text:span><text:span text:style-name="T1"> <text:s text:c="9"/><text:tab/></text:span><text:span text:style-name="T3">Conteúdo</text:span><text:span text:style-name="T1"><text:tab/><text:tab/><text:tab/><text:tab/><text:tab/><text:tab/><text:tab/><text:tab/><text:tab/></text:span></text:p>
      <text:p text:style-name="P2">[TIPO-REGISTRO]<text:tab/> *<text:tab/><text:tab/><text:tab/><text:tab/>[varchar](1)<text:tab/><text:tab/>Tipo do Registro: 0 para header, 1 para conteúdo e 9 para trailer</text:p>
      <text:p text:style-name="P3">[IT-CO-SITUACAO-IMOVEL] *<text:tab/><text:tab/><text:tab/>[varchar](2) <text:tab/><text:tab/>Código da situação do Imóvel<text:tab/><text:tab/></text:p>
      <text:p text:style-name="P3">[IT-NO-SITUACAO-IMOVEL] *<text:tab/><text:tab/><text:tab/>[varchar](50) <text:tab/><text:tab/>Descrição da Situação do Imóvel<text:tab/></text:p>
      <text:p text:style-name="P4"/>
      <text:p text:style-name="P4">Regras Específicas</text:p>
      <text:list xml:id="list731891554" text:style-name="L3">
        <text:list-item>
          <text:p text:style-name="P11">Nomenclatura: ImovelFuncional_SituacaoImoveis_MMAAAA.txt</text:p>
        </text:list-item>
        <text:list-item>
          <text:p text:style-name="P11">As situações não se resumem a “ocupado” e “não ocupado”, havendo especificação também quanto a retomada judicial, administrativa, etc.</text:p>
        </text:list-item>
      </text:list>
      <text:p text:style-name="P4"/>
      <text:p text:style-name="P4">4. Linhas Header e Trailer</text:p>
      <text:list xml:id="list313844170" text:style-name="L4">
        <text:list-item>
          <text:p text:style-name="P12">O header deve conter o tipo do registro, a data de geração do arquivo e a data de referência dos dados. </text:p>
          <text:list>
            <text:list-item>
              <text:p text:style-name="P12">Exemplo header: <text:span text:style-name="T6">0</text:span><text:span text:style-name="T7">20121001</text:span><text:span text:style-name="T8">20120930</text:span></text:p>
            </text:list-item>
          </text:list>
        </text:list-item>
        <text:list-item>
          <text:p text:style-name="P12">O trailer deve conter o tipo do registro e o número total de linhas de conteúdo (linhas header e trailer são desconsideradas).</text:p>
          <text:list>
            <text:list-item>
              <text:p text:style-name="P12"><text:soft-page-break/>Exemplo trailer: <text:span text:style-name="T6">9</text:span><text:span text:style-name="T7">449</text:span></text:p>
              <text:p text:style-name="P14"/>
            </text:list-item>
          </text:list>
        </text:list-item>
      </text:list>
      <text:p text:style-name="P4">5. Regras Gerais</text:p>
      <text:list xml:id="list10213394291" text:style-name="WWNum1">
        <text:list-item>
          <text:p text:style-name="P15">Os campos que se refiram a código devem ser preenchidos com zeros à esquerda, caso o conteúdo não ocupe o campo todo;</text:p>
        </text:list-item>
        <text:list-item>
          <text:p text:style-name="P15">Os campos que se refiram a descrição ou sigla campo devem vir preenchidos com brancos à direita, caso o conteúdo não ocupe o campo todo;</text:p>
        </text:list-item>
        <text:list-item>
          <text:p text:style-name="P15">Os campos que se refiram a data devem ser preenchidos com “AAAAMMDD”;</text:p>
        </text:list-item>
        <text:list-item>
          <text:p text:style-name="P15">O código do órgão, <text:span text:style-name="T1">[IT-CO-ORGAO-EXERCICIO] </text:span>, deve ser o mesmo utilizado pelo Siape.</text:p>
        </text:list-item>
        <text:list-item>
          <text:p text:style-name="P15">Cada linha do arquivo deve ser iniciada com um campo que indica ser a linha um header, um conteúdo ou um trailer.</text:p>
        </text:list-item>
        <text:list-item>
          <text:p text:style-name="P15">Campos obrigatórios indicados com “*”.</text:p>
        </text:list-item>
      </text:list>
      <text:p text:style-name="P7"/>
      <text:p text:style-name="P4">6. Prazos</text:p>
      <text:list xml:id="list351891395" text:style-name="L5">
        <text:list-item>
          <text:p text:style-name="P13">Dia 10/10/2012 – Entrega de massa de testes dos 3 arquivos: ImovelFuncional_Permissionarios_MMAAAA.txt, ImovelFuncional_RelacaoImoveis_MMAAAA.txt e ImovelFuncional_SituacaoImoveis_MMAAAA.txt.</text:p>
        </text:list-item>
        <text:list-item>
          <text:p text:style-name="P13">Dia 22/10/2012 – Entrega dos arquivos definitivos.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pt" style:country-asian="BR" style:font-name-complex="Courier New1" style:font-size-complex="10pt"/>
    </style:style>
    <style:style style:name="western" style:family="paragraph" style:parent-style-name="Standard" style:default-outline-level="">
      <style:paragraph-properties fo:margin-top="0.049cm" fo:margin-bottom="0.21cm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size="10pt" style:font-name-asian="Times New Roman1" style:font-size-asian="10pt" style:language-asian="pt" style:country-asian="BR" style:font-name-complex="Courier New1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.27cm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la Bezerra Motta</meta:initial-creator>
    <meta:editing-cycles>27</meta:editing-cycles>
    <meta:print-date>2012-06-19T22:13:00</meta:print-date>
    <meta:creation-date>2012-07-31T20:35:00</meta:creation-date>
    <dc:date>2012-10-10T18:08:24</dc:date>
    <meta:editing-duration>PT3H43M2S</meta:editing-duration>
    <meta:generator>LibreOffice/3.5$Linux_x86 LibreOffice_project/350m1$Build-2</meta:generator>
    <dc:creator>Marcelo Lima</dc:creator>
    <meta:document-statistic meta:table-count="0" meta:image-count="0" meta:object-count="0" meta:page-count="3" meta:paragraph-count="47" meta:word-count="469" meta:character-count="1689" meta:non-whitespace-character-count="2929"/>
    <meta:user-defined meta:name="AppVersion">14.0000</meta:user-defined>
    <meta:user-defined meta:name="Company">Controladoria-Geral da Uniã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